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0eb3f6" officeooo:paragraph-rsid="042a8d29" style:font-weight-asian="normal" style:font-weight-complex="normal"/>
    </style:style>
    <style:style style:name="P4" style:family="paragraph" style:parent-style-name="Text_20_body">
      <style:text-properties fo:font-weight="normal" officeooo:rsid="046d7daf" officeooo:paragraph-rsid="046d7daf" style:font-weight-asian="normal" style:font-weight-complex="normal"/>
    </style:style>
    <style:style style:name="P5" style:family="paragraph" style:parent-style-name="Text_20_body">
      <style:text-properties officeooo:rsid="0439377d" officeooo:paragraph-rsid="042a8d29"/>
    </style:style>
    <style:style style:name="P6" style:family="paragraph" style:parent-style-name="Text_20_body">
      <style:text-properties fo:font-weight="normal" officeooo:rsid="04732e80" officeooo:paragraph-rsid="04732e80" style:font-weight-asian="normal" style:font-weight-complex="normal"/>
    </style:style>
    <style:style style:name="P7" style:family="paragraph" style:parent-style-name="Text_20_body" style:list-style-name="L1">
      <style:text-properties fo:font-weight="normal" officeooo:rsid="04732e80" officeooo:paragraph-rsid="0478f358" style:font-weight-asian="normal" style:font-weight-complex="normal"/>
    </style:style>
    <style:style style:name="P8" style:family="paragraph" style:parent-style-name="Text_20_body" style:list-style-name="L1">
      <style:text-properties fo:font-weight="normal" officeooo:rsid="04732e80" officeooo:paragraph-rsid="04826583" style:font-weight-asian="normal" style:font-weight-complex="normal"/>
    </style:style>
    <style:style style:name="P9" style:family="paragraph" style:parent-style-name="Text_20_body" style:list-style-name="L2">
      <style:text-properties fo:font-weight="normal" officeooo:rsid="043c34da" officeooo:paragraph-rsid="042a8d29" style:font-weight-asian="normal" style:font-weight-complex="normal"/>
    </style:style>
    <style:style style:name="P10" style:family="paragraph" style:parent-style-name="Text_20_body" style:list-style-name="L1">
      <style:text-properties fo:font-weight="normal" officeooo:rsid="0480d227" officeooo:paragraph-rsid="048652eb" style:font-weight-asian="normal" style:font-weight-complex="normal"/>
    </style:style>
    <style:style style:name="P11" style:family="paragraph" style:parent-style-name="Text_20_body">
      <style:text-properties fo:font-weight="normal" officeooo:rsid="046a643d" officeooo:paragraph-rsid="04869623" style:font-weight-asian="normal" style:font-weight-complex="normal"/>
    </style:style>
    <style:style style:name="P12" style:family="paragraph" style:parent-style-name="Text_20_body">
      <style:text-properties fo:font-weight="normal" officeooo:rsid="04913fed" officeooo:paragraph-rsid="04913fed" style:font-weight-asian="normal" style:font-weight-complex="normal"/>
    </style:style>
    <style:style style:name="P13" style:family="paragraph" style:parent-style-name="Text_20_body" style:list-style-name="L2">
      <style:text-properties officeooo:paragraph-rsid="042a8d29"/>
    </style:style>
    <style:style style:name="P14" style:family="paragraph" style:parent-style-name="Text_20_body" style:list-style-name="L2">
      <style:text-properties officeooo:rsid="047097da" officeooo:paragraph-rsid="047097da"/>
    </style:style>
    <style:style style:name="P15" style:family="paragraph" style:parent-style-name="Text_20_body" style:list-style-name="L2">
      <style:text-properties officeooo:rsid="043e3775" officeooo:paragraph-rsid="042a8d29"/>
    </style:style>
    <style:style style:name="P16" style:family="paragraph" style:parent-style-name="Heading_20_1">
      <style:text-properties fo:font-weight="normal" officeooo:rsid="046764c1" officeooo:paragraph-rsid="046764c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9377d" style:font-weight-asian="normal" style:font-weight-complex="normal"/>
    </style:style>
    <style:style style:name="T3" style:family="text">
      <style:text-properties fo:font-weight="normal" officeooo:rsid="043a9a9a" style:font-weight-asian="normal" style:font-weight-complex="normal"/>
    </style:style>
    <style:style style:name="T4" style:family="text">
      <style:text-properties fo:font-weight="normal" officeooo:rsid="043c34da" style:font-weight-asian="normal" style:font-weight-complex="normal"/>
    </style:style>
    <style:style style:name="T5" style:family="text">
      <style:text-properties fo:font-weight="normal" officeooo:rsid="0460e6d5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46d3db9"/>
    </style:style>
    <style:style style:name="T8" style:family="text">
      <style:text-properties officeooo:rsid="046ec9a2"/>
    </style:style>
    <style:style style:name="T9" style:family="text">
      <style:text-properties officeooo:rsid="0471a529"/>
    </style:style>
    <style:style style:name="T10" style:family="text">
      <style:text-properties officeooo:rsid="04732e80"/>
    </style:style>
    <style:style style:name="T11" style:family="text">
      <style:text-properties officeooo:rsid="0476f70f"/>
    </style:style>
    <style:style style:name="T12" style:family="text">
      <style:text-properties officeooo:rsid="0478f358"/>
    </style:style>
    <style:style style:name="T13" style:family="text">
      <style:text-properties officeooo:rsid="047adf1e"/>
    </style:style>
    <style:style style:name="T14" style:family="text">
      <style:text-properties officeooo:rsid="0480d227"/>
    </style:style>
    <style:style style:name="T15" style:family="text">
      <style:text-properties officeooo:rsid="04826583"/>
    </style:style>
    <style:style style:name="T16" style:family="text">
      <style:text-properties officeooo:rsid="048652eb"/>
    </style:style>
    <style:style style:name="T17" style:family="text">
      <style:text-properties officeooo:rsid="048bcdfd"/>
    </style:style>
    <style:style style:name="T18" style:family="text">
      <style:text-properties officeooo:rsid="048bdc2a"/>
    </style:style>
    <style:style style:name="T19" style:family="text">
      <style:text-properties officeooo:rsid="048e0221"/>
    </style:style>
    <style:style style:name="T20" style:family="text">
      <style:text-properties officeooo:rsid="04904358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מטלה <text:span text:style-name="T7">7 - טיוטה</text:span></text:h>
      <text:p text:style-name="P11">כיתבו מערכת המאפשרת להריץ משחק איקס-עיגול בין שחקנים אוטומטיים. <text:span text:style-name="T10"><text:s text:c="2"/>השתמשו במחלקה Board ושאר המחלקות שכתבתם במטלה הקודמת. אפשר להשתמש באותו מאגר בגיטהאב.</text:span></text:p>
      <text:p text:style-name="P6">בפרט, עליכם לכתוב <text:span text:style-name="T14">שלוש</text:span> מחלקות<text:span text:style-name="T20"> חדשות</text:span>:</text:p>
      <text:list xml:id="list5796787831584399867" text:style-name="L1">
        <text:list-item>
          <text:p text:style-name="P7">Player - מחלקה וירטואלית טהורה המייצגת שחקן במשחק.<text:span text:style-name="T12"> <text:s text:c="2"/></text:span>בקובץ DummyPlayers.h ישנן מספר דוגמאות לשחקנים היורשים את Player ומממשים אסטרטגיות משחק שונות<text:span text:style-name="T17">. עליכם לכתוב את המחלקה Player בהתאם. אין לשנות את הקבצים הנתונים.</text:span></text:p>
        </text:list-item>
        <text:list-item>
          <text:p text:style-name="P8">TicTacToe - מחלקה <text:span text:style-name="T18">המבצעת את</text:span> המשחק עצמו. המחלקה מאותחלת עם מספר המייצג את גודל הלוח. יש לה שיטה בשם play המריצה משחק שלם עם שני שחקנים נתונים<text:span text:style-name="T15">. השחקן הראשון משחק באיקס והשחקן השני משחק בעיגול. <text:s/>למחלקה יש שיטה </text:span>בשם board<text:span text:style-name="T15"> המחזירה את הלוח הסופי (לאחר שהמשחק הסתיים). <text:s/>כמו כן יש לה שיטה בשם w</text:span>inner <text:s/><text:span text:style-name="T15">המחזירה את השחקן המנצח. <text:s/>אם יש תיקו - השחקן השני (עיגול) נחשב כמנצח. <text:s/>ראו דוגמה בקובץ main.cpp המצורף. </text:span></text:p>
        </text:list-item>
        <text:list-item>
          <text:p text:style-name="P10">Champion - מחלקה היורשת את Player<text:span text:style-name="T16">. השם המוחזר מהשיטה name צריך להיות השם שלכם (הסטודנטים המגישים).</text:span> <text:span text:style-name="T19">השיטה play צריכה להיות מספיק חכמה כך שתנצח </text:span>את כל ארבעת השחקנים ב-DummyPlayers בין אם היא משחקת <text:span text:style-name="T16">באיקס או בעיגול.</text:span></text:p>
        </text:list-item>
      </text:list>
      <text:p text:style-name="P12"/>
      <text:p text:style-name="P12">קישור להגשה אוטומטית ייפתח בהמשך.</text:p>
      <text:p text:style-name="P4"/>
      <text:p text:style-name="P5"><text:span text:style-name="T6">דגשים</text:span><text:span text:style-name="T1">: </text:span></text:p>
      <text:list xml:id="list2424415853720509897" text:style-name="L2">
        <text:list-item>
          <text:p text:style-name="P13"><text:span text:style-name="T2">יש </text:span><text:span text:style-name="T3">לחזור על החומר של ההרצאות לפני שמתחילים לכתוב, </text:span><text:span text:style-name="T4">ו</text:span><text:span text:style-name="T2">להשתמש </text:span><text:span text:style-name="T3">בו </text:span><text:span text:style-name="T2">לפי הצורך.</text:span></text:p>
        </text:list-item>
        <text:list-item>
          <text:p text:style-name="P14"><text:span text:style-name="T2">י</text:span><text:span text:style-name="T1">ש להקפיד על כללי הנדסת תוכנה, ובפרט: קוד קריא, תיעוד ובדיקות-יחידה לכל המחלקות.</text:span></text:p>
        </text:list-item>
        <text:list-item>
          <text:p text:style-name="P9">מותר להשתמש בתכונות מתקדמות של שפת ++C גם אם עדיין לא נלמדו בהרצאות.</text:p>
        </text:list-item>
        <text:list-item>
          <text:p text:style-name="P15"><text:span text:style-name="T1">מותר להשתמש בקוד מהאינטרנט, אולם</text:span><text:span text:style-name="T5">: (א)</text:span><text:span text:style-name="T1"> יש לציין בבירור את המקור</text:span><text:span text:style-name="T5">, (ב) יש לבדוק שהקוד שהורדתם עובד בלי שגיאות, (ג) יש להבין את הקוד שהורדתם כך שתוכלו להסביר אותו למתרגל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30T09:09:34.549212521</dc:date>
    <meta:editing-duration>P8DT5H49M57S</meta:editing-duration>
    <meta:editing-cycles>1061</meta:editing-cycles>
    <meta:document-statistic meta:table-count="0" meta:image-count="0" meta:object-count="0" meta:page-count="1" meta:paragraph-count="14" meta:word-count="261" meta:character-count="1472" meta:non-whitespace-character-count="1221"/>
  </office:meta>
</office:document-meta>
</file>